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dMarshaler.sendOut( MessageExchange exchange , NormalizedMessage outMsg ,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dMarshaler.marshal(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ializedMarshaler.createExchange( HttpServletRequest request ,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dMarshaler.unmarshal( OutputStream os , Source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